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2"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B</text:p>
          </table:table-cell>
          <table:table-cell office:value-type="string">
            <text:p>Berr</text:p>
          </table:table-cell>
          <table:table-cell office:value-type="string">
            <text:p>V</text:p>
          </table:table-cell>
          <table:table-cell office:value-type="string">
            <text:p>Verr</text:p>
          </table:table-cell>
          <table:table-cell office:value-type="string">
            <text:p>R</text:p>
          </table:table-cell>
          <table:table-cell office:value-type="string">
            <text:p>Rerr</text:p>
          </table:table-cell>
          <table:table-cell table:number-columns-repeated="2"/>
        </table:table-row>
        <table:table-row table:style-name="ro4">
          <table:table-cell office:value-type="float" office:value="208.008">
            <text:p>208.008</text:p>
          </table:table-cell>
          <table:table-cell office:value-type="float" office:value="39.65765">
            <text:p>39.65765</text:p>
          </table:table-cell>
          <table:table-cell office:value-type="float" office:value="13.962">
            <text:p>13.962</text:p>
          </table:table-cell>
          <table:table-cell office:value-type="float" office:value="0.012">
            <text:p>0.012</text:p>
          </table:table-cell>
          <table:table-cell office:value-type="float" office:value="13.862">
            <text:p>13.862</text:p>
          </table:table-cell>
          <table:table-cell office:value-type="float" office:value="0.005">
            <text:p>0.005</text:p>
          </table:table-cell>
          <table:table-cell office:value-type="float" office:value="13.671">
            <text:p>13.671</text:p>
          </table:table-cell>
          <table:table-cell office:value-type="float" office:value="0.006">
            <text:p>0.006</text:p>
          </table:table-cell>
          <table:table-cell table:number-columns-repeated="2"/>
        </table:table-row>
        <table:table-row table:style-name="ro4">
          <table:table-cell office:value-type="float" office:value="208.0169">
            <text:p>208.0169</text:p>
          </table:table-cell>
          <table:table-cell office:value-type="float" office:value="39.68976">
            <text:p>39.68976</text:p>
          </table:table-cell>
          <table:table-cell office:value-type="float" office:value="13.618">
            <text:p>13.618</text:p>
          </table:table-cell>
          <table:table-cell office:value-type="float" office:value="0.009">
            <text:p>0.009</text:p>
          </table:table-cell>
          <table:table-cell office:value-type="float" office:value="13.329">
            <text:p>13.329</text:p>
          </table:table-cell>
          <table:table-cell office:value-type="float" office:value="0.004">
            <text:p>0.004</text:p>
          </table:table-cell>
          <table:table-cell office:value-type="float" office:value="13.024">
            <text:p>13.024</text:p>
          </table:table-cell>
          <table:table-cell office:value-type="float" office:value="0.005">
            <text:p>0.005</text:p>
          </table:table-cell>
          <table:table-cell table:number-columns-repeated="2"/>
        </table:table-row>
        <table:table-row table:style-name="ro4">
          <table:table-cell office:value-type="float" office:value="208.0653">
            <text:p>208.0653</text:p>
          </table:table-cell>
          <table:table-cell office:value-type="float" office:value="39.66735">
            <text:p>39.66735</text:p>
          </table:table-cell>
          <table:table-cell office:value-type="float" office:value="16.376">
            <text:p>16.376</text:p>
          </table:table-cell>
          <table:table-cell office:value-type="float" office:value="0.056">
            <text:p>0.056</text:p>
          </table:table-cell>
          <table:table-cell office:value-type="float" office:value="16.41">
            <text:p>16.41</text:p>
          </table:table-cell>
          <table:table-cell office:value-type="float" office:value="0.023">
            <text:p>0.023</text:p>
          </table:table-cell>
          <table:table-cell office:value-type="float" office:value="16.292">
            <text:p>16.292</text:p>
          </table:table-cell>
          <table:table-cell office:value-type="float" office:value="0.027">
            <text:p>0.027</text:p>
          </table:table-cell>
          <table:table-cell table:number-columns-repeated="2"/>
        </table:table-row>
        <table:table-row table:style-name="ro4">
          <table:table-cell office:value-type="float" office:value="208.0728">
            <text:p>208.0728</text:p>
          </table:table-cell>
          <table:table-cell office:value-type="float" office:value="39.68224">
            <text:p>39.68224</text:p>
          </table:table-cell>
          <table:table-cell office:value-type="float" office:value="14.611">
            <text:p>14.611</text:p>
          </table:table-cell>
          <table:table-cell office:value-type="float" office:value="0.016">
            <text:p>0.016</text:p>
          </table:table-cell>
          <table:table-cell office:value-type="float" office:value="14.217">
            <text:p>14.217</text:p>
          </table:table-cell>
          <table:table-cell office:value-type="float" office:value="0.006">
            <text:p>0.006</text:p>
          </table:table-cell>
          <table:table-cell office:value-type="float" office:value="13.82">
            <text:p>13.82</text:p>
          </table:table-cell>
          <table:table-cell office:value-type="float" office:value="0.007">
            <text:p>0.007</text:p>
          </table:table-cell>
          <table:table-cell table:number-columns-repeated="2"/>
        </table:table-row>
        <table:table-row table:style-name="ro4">
          <table:table-cell office:value-type="float" office:value="208.0808">
            <text:p>208.0808</text:p>
          </table:table-cell>
          <table:table-cell office:value-type="float" office:value="39.63438">
            <text:p>39.63438</text:p>
          </table:table-cell>
          <table:table-cell office:value-type="float" office:value="15.802">
            <text:p>15.802</text:p>
          </table:table-cell>
          <table:table-cell office:value-type="float" office:value="0.034">
            <text:p>0.034</text:p>
          </table:table-cell>
          <table:table-cell office:value-type="float" office:value="15.126">
            <text:p>15.126</text:p>
          </table:table-cell>
          <table:table-cell office:value-type="float" office:value="0.012">
            <text:p>0.012</text:p>
          </table:table-cell>
          <table:table-cell office:value-type="float" office:value="14.415">
            <text:p>14.415</text:p>
          </table:table-cell>
          <table:table-cell office:value-type="float" office:value="0.013">
            <text:p>0.013</text:p>
          </table:table-cell>
          <table:table-cell table:number-columns-repeated="2"/>
        </table:table-row>
        <table:table-row table:style-name="ro4">
          <table:table-cell office:value-type="float" office:value="208.0866">
            <text:p>208.0866</text:p>
          </table:table-cell>
          <table:table-cell office:value-type="float" office:value="39.73878">
            <text:p>39.73878</text:p>
          </table:table-cell>
          <table:table-cell office:value-type="float" office:value="15.078">
            <text:p>15.078</text:p>
          </table:table-cell>
          <table:table-cell office:value-type="float" office:value="0.023">
            <text:p>0.023</text:p>
          </table:table-cell>
          <table:table-cell office:value-type="float" office:value="14.68">
            <text:p>14.68</text:p>
          </table:table-cell>
          <table:table-cell office:value-type="float" office:value="0.008">
            <text:p>0.008</text:p>
          </table:table-cell>
          <table:table-cell office:value-type="float" office:value="14.26">
            <text:p>14.26</text:p>
          </table:table-cell>
          <table:table-cell office:value-type="float" office:value="0.009">
            <text:p>0.009</text:p>
          </table:table-cell>
          <table:table-cell table:number-columns-repeated="2"/>
        </table:table-row>
        <table:table-row table:style-name="ro4">
          <table:table-cell office:value-type="float" office:value="208.1218">
            <text:p>208.1218</text:p>
          </table:table-cell>
          <table:table-cell office:value-type="float" office:value="39.684">
            <text:p>39.684</text:p>
          </table:table-cell>
          <table:table-cell office:value-type="float" office:value="17.547">
            <text:p>17.547</text:p>
          </table:table-cell>
          <table:table-cell office:value-type="float" office:value="0.14">
            <text:p>0.14</text:p>
          </table:table-cell>
          <table:table-cell office:value-type="float" office:value="17.072">
            <text:p>17.072</text:p>
          </table:table-cell>
          <table:table-cell office:value-type="float" office:value="0.046">
            <text:p>0.046</text:p>
          </table:table-cell>
          <table:table-cell office:value-type="float" office:value="16.584">
            <text:p>16.584</text:p>
          </table:table-cell>
          <table:table-cell office:value-type="float" office:value="0.051">
            <text:p>0.051</text:p>
          </table:table-cell>
          <table:table-cell table:number-columns-repeated="2"/>
        </table:table-row>
        <table:table-row table:style-name="ro4">
          <table:table-cell office:value-type="float" office:value="208.1231">
            <text:p>208.1231</text:p>
          </table:table-cell>
          <table:table-cell office:value-type="float" office:value="39.69022">
            <text:p>39.69022</text:p>
          </table:table-cell>
          <table:table-cell office:value-type="float" office:value="16.298">
            <text:p>16.298</text:p>
          </table:table-cell>
          <table:table-cell office:value-type="float" office:value="0.054">
            <text:p>0.054</text:p>
          </table:table-cell>
          <table:table-cell office:value-type="float" office:value="16.134">
            <text:p>16.134</text:p>
          </table:table-cell>
          <table:table-cell office:value-type="float" office:value="0.02">
            <text:p>0.02</text:p>
          </table:table-cell>
          <table:table-cell office:value-type="float" office:value="15.881">
            <text:p>15.881</text:p>
          </table:table-cell>
          <table:table-cell office:value-type="float" office:value="0.023">
            <text:p>0.023</text:p>
          </table:table-cell>
          <table:table-cell table:number-columns-repeated="2"/>
        </table:table-row>
        <table:table-row table:style-name="ro4">
          <table:table-cell office:value-type="float" office:value="208.1235">
            <text:p>208.1235</text:p>
          </table:table-cell>
          <table:table-cell office:value-type="float" office:value="39.66582">
            <text:p>39.66582</text:p>
          </table:table-cell>
          <table:table-cell office:value-type="float" office:value="13.89">
            <text:p>13.89</text:p>
          </table:table-cell>
          <table:table-cell office:value-type="float" office:value="0.012">
            <text:p>0.012</text:p>
          </table:table-cell>
          <table:table-cell office:value-type="float" office:value="13.827">
            <text:p>13.827</text:p>
          </table:table-cell>
          <table:table-cell office:value-type="float" office:value="0.005">
            <text:p>0.005</text:p>
          </table:table-cell>
          <table:table-cell office:value-type="float" office:value="13.648">
            <text:p>13.648</text:p>
          </table:table-cell>
          <table:table-cell office:value-type="float" office:value="0.005">
            <text:p>0.005</text:p>
          </table:table-cell>
          <table:table-cell table:number-columns-repeated="2"/>
        </table:table-row>
        <table:table-row table:style-name="ro4">
          <table:table-cell office:value-type="float" office:value="208.1637">
            <text:p>208.1637</text:p>
          </table:table-cell>
          <table:table-cell office:value-type="float" office:value="39.72835">
            <text:p>39.72835</text:p>
          </table:table-cell>
          <table:table-cell office:value-type="float" office:value="16.837">
            <text:p>16.837</text:p>
          </table:table-cell>
          <table:table-cell office:value-type="float" office:value="0.084">
            <text:p>0.084</text:p>
          </table:table-cell>
          <table:table-cell office:value-type="float" office:value="16.645">
            <text:p>16.645</text:p>
          </table:table-cell>
          <table:table-cell office:value-type="float" office:value="0.031">
            <text:p>0.031</text:p>
          </table:table-cell>
          <table:table-cell office:value-type="float" office:value="16.452">
            <text:p>16.452</text:p>
          </table:table-cell>
          <table:table-cell office:value-type="float" office:value="0.035">
            <text:p>0.035</text:p>
          </table:table-cell>
          <table:table-cell table:number-columns-repeated="2"/>
        </table:table-row>
        <table:table-row table:style-name="ro4">
          <table:table-cell table:number-columns-repeated="10"/>
        </table:table-row>
        <table:table-row table:style-name="ro2">
          <table:table-cell office:value-type="string">
            <text:p>Photometry</text:p>
          </table:table-cell>
          <table:table-cell table:number-columns-repeated="9"/>
        </table:table-row>
        <table:table-row table:style-name="ro4">
          <table:table-cell office:value-type="float" office:value="208.008">
            <text:p>208.008</text:p>
          </table:table-cell>
          <table:table-cell office:value-type="float" office:value="39.65765">
            <text:p>39.65765</text:p>
          </table:table-cell>
          <table:table-cell office:value-type="float" office:value="17.132">
            <text:p>17.132</text:p>
          </table:table-cell>
          <table:table-cell office:value-type="float" office:value="0.002">
            <text:p>0.002</text:p>
          </table:table-cell>
          <table:table-cell office:value-type="float" office:value="16.315">
            <text:p>16.315</text:p>
          </table:table-cell>
          <table:table-cell office:value-type="float" office:value="0.001">
            <text:p>0.001</text:p>
          </table:table-cell>
          <table:table-cell office:value-type="float" office:value="15.941">
            <text:p>15.941</text:p>
          </table:table-cell>
          <table:table-cell office:value-type="float" office:value="0.001">
            <text:p>0.001</text:p>
          </table:table-cell>
          <table:table-cell table:number-columns-repeated="2"/>
        </table:table-row>
        <table:table-row table:style-name="ro4">
          <table:table-cell office:value-type="float" office:value="208.0169">
            <text:p>208.0169</text:p>
          </table:table-cell>
          <table:table-cell office:value-type="float" office:value="39.68976">
            <text:p>39.68976</text:p>
          </table:table-cell>
          <table:table-cell office:value-type="float" office:value="16.859">
            <text:p>16.859</text:p>
          </table:table-cell>
          <table:table-cell office:value-type="float" office:value="0.002">
            <text:p>0.002</text:p>
          </table:table-cell>
          <table:table-cell office:value-type="float" office:value="15.791">
            <text:p>15.791</text:p>
          </table:table-cell>
          <table:table-cell office:value-type="float" office:value="0.001">
            <text:p>0.001</text:p>
          </table:table-cell>
          <table:table-cell office:value-type="float" office:value="15.298">
            <text:p>15.298</text:p>
          </table:table-cell>
          <table:table-cell office:value-type="float" office:value="0.001">
            <text:p>0.001</text:p>
          </table:table-cell>
          <table:table-cell table:number-columns-repeated="2"/>
        </table:table-row>
        <table:table-row table:style-name="ro4">
          <table:table-cell office:value-type="float" office:value="208.0653">
            <text:p>208.0653</text:p>
          </table:table-cell>
          <table:table-cell office:value-type="float" office:value="39.66735">
            <text:p>39.66735</text:p>
          </table:table-cell>
          <table:table-cell office:value-type="float" office:value="19.343">
            <text:p>19.343</text:p>
          </table:table-cell>
          <table:table-cell office:value-type="float" office:value="0.007">
            <text:p>0.007</text:p>
          </table:table-cell>
          <table:table-cell office:value-type="float" office:value="18.762">
            <text:p>18.762</text:p>
          </table:table-cell>
          <table:table-cell office:value-type="float" office:value="0.005">
            <text:p>0.005</text:p>
          </table:table-cell>
          <table:table-cell office:value-type="float" office:value="18.521">
            <text:p>18.521</text:p>
          </table:table-cell>
          <table:table-cell office:value-type="float" office:value="0.005">
            <text:p>0.005</text:p>
          </table:table-cell>
          <table:table-cell table:number-columns-repeated="2"/>
        </table:table-row>
        <table:table-row table:style-name="ro4">
          <table:table-cell office:value-type="float" office:value="208.0728">
            <text:p>208.0728</text:p>
          </table:table-cell>
          <table:table-cell office:value-type="float" office:value="39.68224">
            <text:p>39.68224</text:p>
          </table:table-cell>
          <table:table-cell office:value-type="float" office:value="17.802">
            <text:p>17.802</text:p>
          </table:table-cell>
          <table:table-cell office:value-type="float" office:value="0.003">
            <text:p>0.003</text:p>
          </table:table-cell>
          <table:table-cell office:value-type="float" office:value="16.641">
            <text:p>16.641</text:p>
          </table:table-cell>
          <table:table-cell office:value-type="float" office:value="0.002">
            <text:p>0.002</text:p>
          </table:table-cell>
          <table:table-cell office:value-type="float" office:value="16.053">
            <text:p>16.053</text:p>
          </table:table-cell>
          <table:table-cell office:value-type="float" office:value="0.001">
            <text:p>0.001</text:p>
          </table:table-cell>
          <table:table-cell table:number-columns-repeated="2"/>
        </table:table-row>
        <table:table-row table:style-name="ro4">
          <table:table-cell office:value-type="float" office:value="208.0808">
            <text:p>208.0808</text:p>
          </table:table-cell>
          <table:table-cell office:value-type="float" office:value="39.63438">
            <text:p>39.63438</text:p>
          </table:table-cell>
          <table:table-cell office:value-type="float" office:value="19.088">
            <text:p>19.088</text:p>
          </table:table-cell>
          <table:table-cell office:value-type="float" office:value="0.005">
            <text:p>0.005</text:p>
          </table:table-cell>
          <table:table-cell office:value-type="float" office:value="17.602">
            <text:p>17.602</text:p>
          </table:table-cell>
          <table:table-cell office:value-type="float" office:value="0.003">
            <text:p>0.003</text:p>
          </table:table-cell>
          <table:table-cell office:value-type="float" office:value="16.68">
            <text:p>16.68</text:p>
          </table:table-cell>
          <table:table-cell office:value-type="float" office:value="0.002">
            <text:p>0.002</text:p>
          </table:table-cell>
          <table:table-cell table:number-columns-repeated="2"/>
        </table:table-row>
        <table:table-row table:style-name="ro4">
          <table:table-cell office:value-type="float" office:value="208.0866">
            <text:p>208.0866</text:p>
          </table:table-cell>
          <table:table-cell office:value-type="float" office:value="39.73878">
            <text:p>39.73878</text:p>
          </table:table-cell>
          <table:table-cell office:value-type="float" office:value="18.217">
            <text:p>18.217</text:p>
          </table:table-cell>
          <table:table-cell office:value-type="float" office:value="0.003">
            <text:p>0.003</text:p>
          </table:table-cell>
          <table:table-cell office:value-type="float" office:value="17.05">
            <text:p>17.05</text:p>
          </table:table-cell>
          <table:table-cell office:value-type="float" office:value="0.002">
            <text:p>0.002</text:p>
          </table:table-cell>
          <table:table-cell office:value-type="float" office:value="16.442">
            <text:p>16.442</text:p>
          </table:table-cell>
          <table:table-cell office:value-type="float" office:value="0.002">
            <text:p>0.002</text:p>
          </table:table-cell>
          <table:table-cell table:number-columns-repeated="2"/>
        </table:table-row>
        <table:table-row table:style-name="ro4">
          <table:table-cell office:value-type="float" office:value="208.1218">
            <text:p>208.1218</text:p>
          </table:table-cell>
          <table:table-cell office:value-type="float" office:value="39.684">
            <text:p>39.684</text:p>
          </table:table-cell>
          <table:table-cell office:value-type="float" office:value="20.695">
            <text:p>20.695</text:p>
          </table:table-cell>
          <table:table-cell office:value-type="float" office:value="0.019">
            <text:p>0.019</text:p>
          </table:table-cell>
          <table:table-cell office:value-type="float" office:value="19.445">
            <text:p>19.445</text:p>
          </table:table-cell>
          <table:table-cell office:value-type="float" office:value="0.009">
            <text:p>0.009</text:p>
          </table:table-cell>
          <table:table-cell office:value-type="float" office:value="18.763">
            <text:p>18.763</text:p>
          </table:table-cell>
          <table:table-cell office:value-type="float" office:value="0.007">
            <text:p>0.007</text:p>
          </table:table-cell>
          <table:table-cell table:number-columns-repeated="2"/>
        </table:table-row>
        <table:table-row table:style-name="ro4">
          <table:table-cell office:value-type="float" office:value="208.1231">
            <text:p>208.1231</text:p>
          </table:table-cell>
          <table:table-cell office:value-type="float" office:value="39.69022">
            <text:p>39.69022</text:p>
          </table:table-cell>
          <table:table-cell office:value-type="float" office:value="19.363">
            <text:p>19.363</text:p>
          </table:table-cell>
          <table:table-cell office:value-type="float" office:value="0.007">
            <text:p>0.007</text:p>
          </table:table-cell>
          <table:table-cell office:value-type="float" office:value="18.496">
            <text:p>18.496</text:p>
          </table:table-cell>
          <table:table-cell office:value-type="float" office:value="0.004">
            <text:p>0.004</text:p>
          </table:table-cell>
          <table:table-cell office:value-type="float" office:value="18.105">
            <text:p>18.105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4">
          <table:table-cell office:value-type="float" office:value="208.1235">
            <text:p>208.1235</text:p>
          </table:table-cell>
          <table:table-cell office:value-type="float" office:value="39.66582">
            <text:p>39.66582</text:p>
          </table:table-cell>
          <table:table-cell office:value-type="float" office:value="16.916">
            <text:p>16.916</text:p>
          </table:table-cell>
          <table:table-cell office:value-type="float" office:value="0.002">
            <text:p>0.002</text:p>
          </table:table-cell>
          <table:table-cell office:value-type="float" office:value="16.185">
            <text:p>16.185</text:p>
          </table:table-cell>
          <table:table-cell office:value-type="float" office:value="0.001">
            <text:p>0.001</text:p>
          </table:table-cell>
          <table:table-cell office:value-type="float" office:value="15.889">
            <text:p>15.889</text:p>
          </table:table-cell>
          <table:table-cell office:value-type="float" office:value="0.001">
            <text:p>0.001</text:p>
          </table:table-cell>
          <table:table-cell table:number-columns-repeated="2"/>
        </table:table-row>
        <table:table-row table:style-name="ro4">
          <table:table-cell office:value-type="float" office:value="208.1637">
            <text:p>208.1637</text:p>
          </table:table-cell>
          <table:table-cell office:value-type="float" office:value="39.72835">
            <text:p>39.72835</text:p>
          </table:table-cell>
          <table:table-cell office:value-type="float" office:value="19.776">
            <text:p>19.776</text:p>
          </table:table-cell>
          <table:table-cell office:value-type="float" office:value="0.009">
            <text:p>0.009</text:p>
          </table:table-cell>
          <table:table-cell office:value-type="float" office:value="18.982">
            <text:p>18.982</text:p>
          </table:table-cell>
          <table:table-cell office:value-type="float" office:value="0.006">
            <text:p>0.006</text:p>
          </table:table-cell>
          <table:table-cell office:value-type="float" office:value="18.618">
            <text:p>18.618</text:p>
          </table:table-cell>
          <table:table-cell office:value-type="float" office:value="0.006">
            <text:p>0.006</text:p>
          </table:table-cell>
          <table:table-cell table:number-columns-repeated="2"/>
        </table:table-row>
        <table:table-row table:style-name="ro4">
          <table:table-cell table:number-columns-repeated="10"/>
        </table:table-row>
        <table:table-row table:style-name="ro4">
          <table:table-cell office:value-type="string">
            <text:p>Difference</text:p>
          </table:table-cell>
          <table:table-cell table:number-columns-repeated="9"/>
        </table:table-row>
        <table:table-row table:style-name="ro4">
          <table:table-cell office:value-type="float" office:value="208.008">
            <text:p>208.008</text:p>
          </table:table-cell>
          <table:table-cell office:value-type="float" office:value="39.65765">
            <text:p>39.65765</text:p>
          </table:table-cell>
          <table:table-cell table:formula="of:=[.C14]-[.C2]" office:value-type="float" office:value="3.17">
            <text:p>3.17</text:p>
          </table:table-cell>
          <table:table-cell table:formula="of:=SQRT([.D14]*[.D14]+[.D2]*[.D2])" office:value-type="float" office:value="0.0121655250605964">
            <text:p>0.0121655251</text:p>
          </table:table-cell>
          <table:table-cell table:formula="of:=[.E14]-[.E2]" office:value-type="float" office:value="2.453">
            <text:p>2.453</text:p>
          </table:table-cell>
          <table:table-cell table:formula="of:=SQRT([.F14]*[.F14]+[.F2]*[.F2])" office:value-type="float" office:value="0.00509901951359279">
            <text:p>0.0050990195</text:p>
          </table:table-cell>
          <table:table-cell table:formula="of:=[.G14]-[.G2]" office:value-type="float" office:value="2.27">
            <text:p>2.27</text:p>
          </table:table-cell>
          <table:table-cell table:formula="of:=SQRT([.H14]*[.H14]+[.H2]*[.H2])" office:value-type="float" office:value="0.00608276253029822">
            <text:p>0.0060827625</text:p>
          </table:table-cell>
          <table:table-cell table:number-columns-repeated="2"/>
        </table:table-row>
        <table:table-row table:style-name="ro4">
          <table:table-cell office:value-type="float" office:value="208.0169">
            <text:p>208.0169</text:p>
          </table:table-cell>
          <table:table-cell office:value-type="float" office:value="39.68976">
            <text:p>39.68976</text:p>
          </table:table-cell>
          <table:table-cell table:formula="of:=[.C15]-[.C3]" office:value-type="float" office:value="3.241">
            <text:p>3.241</text:p>
          </table:table-cell>
          <table:table-cell table:formula="of:=SQRT([.D15]*[.D15]+[.D3]*[.D3])" office:value-type="float" office:value="0.00921954445729289">
            <text:p>0.0092195445</text:p>
          </table:table-cell>
          <table:table-cell table:formula="of:=[.E15]-[.E3]" office:value-type="float" office:value="2.462">
            <text:p>2.462</text:p>
          </table:table-cell>
          <table:table-cell table:formula="of:=SQRT([.F15]*[.F15]+[.F3]*[.F3])" office:value-type="float" office:value="0.00412310562561766">
            <text:p>0.0041231056</text:p>
          </table:table-cell>
          <table:table-cell table:formula="of:=[.G15]-[.G3]" office:value-type="float" office:value="2.274">
            <text:p>2.274</text:p>
          </table:table-cell>
          <table:table-cell table:formula="of:=SQRT([.H15]*[.H15]+[.H3]*[.H3])" office:value-type="float" office:value="0.00509901951359279">
            <text:p>0.0050990195</text:p>
          </table:table-cell>
          <table:table-cell table:number-columns-repeated="2"/>
        </table:table-row>
        <table:table-row table:style-name="ro4">
          <table:table-cell office:value-type="float" office:value="208.0653">
            <text:p>208.0653</text:p>
          </table:table-cell>
          <table:table-cell office:value-type="float" office:value="39.66735">
            <text:p>39.66735</text:p>
          </table:table-cell>
          <table:table-cell table:formula="of:=[.C16]-[.C4]" office:value-type="float" office:value="2.967">
            <text:p>2.967</text:p>
          </table:table-cell>
          <table:table-cell table:formula="of:=SQRT([.D16]*[.D16]+[.D4]*[.D4])" office:value-type="float" office:value="0.0564358042380899">
            <text:p>0.0564358042</text:p>
          </table:table-cell>
          <table:table-cell table:formula="of:=[.E16]-[.E4]" office:value-type="float" office:value="2.352">
            <text:p>2.352</text:p>
          </table:table-cell>
          <table:table-cell table:formula="of:=SQRT([.F16]*[.F16]+[.F4]*[.F4])" office:value-type="float" office:value="0.0235372045918796">
            <text:p>0.0235372046</text:p>
          </table:table-cell>
          <table:table-cell table:formula="of:=[.G16]-[.G4]" office:value-type="float" office:value="2.229">
            <text:p>2.229</text:p>
          </table:table-cell>
          <table:table-cell table:formula="of:=SQRT([.H16]*[.H16]+[.H4]*[.H4])" office:value-type="float" office:value="0.027459060435492">
            <text:p>0.0274590604</text:p>
          </table:table-cell>
          <table:table-cell table:number-columns-repeated="2"/>
        </table:table-row>
        <table:table-row table:style-name="ro4">
          <table:table-cell office:value-type="float" office:value="208.0728">
            <text:p>208.0728</text:p>
          </table:table-cell>
          <table:table-cell office:value-type="float" office:value="39.68224">
            <text:p>39.68224</text:p>
          </table:table-cell>
          <table:table-cell table:formula="of:=[.C17]-[.C5]" office:value-type="float" office:value="3.191">
            <text:p>3.191</text:p>
          </table:table-cell>
          <table:table-cell table:formula="of:=SQRT([.D17]*[.D17]+[.D5]*[.D5])" office:value-type="float" office:value="0.0162788205960997">
            <text:p>0.0162788206</text:p>
          </table:table-cell>
          <table:table-cell table:formula="of:=[.E17]-[.E5]" office:value-type="float" office:value="2.424">
            <text:p>2.424</text:p>
          </table:table-cell>
          <table:table-cell table:formula="of:=SQRT([.F17]*[.F17]+[.F5]*[.F5])" office:value-type="float" office:value="0.00632455532033676">
            <text:p>0.0063245553</text:p>
          </table:table-cell>
          <table:table-cell table:formula="of:=[.G17]-[.G5]" office:value-type="float" office:value="2.233">
            <text:p>2.233</text:p>
          </table:table-cell>
          <table:table-cell table:formula="of:=SQRT([.H17]*[.H17]+[.H5]*[.H5])" office:value-type="float" office:value="0.00707106781186548">
            <text:p>0.0070710678</text:p>
          </table:table-cell>
          <table:table-cell table:number-columns-repeated="2"/>
        </table:table-row>
        <table:table-row table:style-name="ro4">
          <table:table-cell office:value-type="float" office:value="208.0808">
            <text:p>208.0808</text:p>
          </table:table-cell>
          <table:table-cell office:value-type="float" office:value="39.63438">
            <text:p>39.63438</text:p>
          </table:table-cell>
          <table:table-cell table:formula="of:=[.C18]-[.C6]" office:value-type="float" office:value="3.286">
            <text:p>3.286</text:p>
          </table:table-cell>
          <table:table-cell table:formula="of:=SQRT([.D18]*[.D18]+[.D6]*[.D6])" office:value-type="float" office:value="0.0343656805548792">
            <text:p>0.0343656806</text:p>
          </table:table-cell>
          <table:table-cell table:formula="of:=[.E18]-[.E6]" office:value-type="float" office:value="2.476">
            <text:p>2.476</text:p>
          </table:table-cell>
          <table:table-cell table:formula="of:=SQRT([.F18]*[.F18]+[.F6]*[.F6])" office:value-type="float" office:value="0.012369316876853">
            <text:p>0.0123693169</text:p>
          </table:table-cell>
          <table:table-cell table:formula="of:=[.G18]-[.G6]" office:value-type="float" office:value="2.265">
            <text:p>2.265</text:p>
          </table:table-cell>
          <table:table-cell table:formula="of:=SQRT([.H18]*[.H18]+[.H6]*[.H6])" office:value-type="float" office:value="0.0131529464379659">
            <text:p>0.0131529464</text:p>
          </table:table-cell>
          <table:table-cell table:number-columns-repeated="2"/>
        </table:table-row>
        <table:table-row table:style-name="ro4">
          <table:table-cell office:value-type="float" office:value="208.0866">
            <text:p>208.0866</text:p>
          </table:table-cell>
          <table:table-cell office:value-type="float" office:value="39.73878">
            <text:p>39.73878</text:p>
          </table:table-cell>
          <table:table-cell table:formula="of:=[.C19]-[.C7]" office:value-type="float" office:value="3.139">
            <text:p>3.139</text:p>
          </table:table-cell>
          <table:table-cell table:formula="of:=SQRT([.D19]*[.D19]+[.D7]*[.D7])" office:value-type="float" office:value="0.0231948270094864">
            <text:p>0.023194827</text:p>
          </table:table-cell>
          <table:table-cell table:formula="of:=[.E19]-[.E7]" office:value-type="float" office:value="2.37">
            <text:p>2.37</text:p>
          </table:table-cell>
          <table:table-cell table:formula="of:=SQRT([.F19]*[.F19]+[.F7]*[.F7])" office:value-type="float" office:value="0.00824621125123532">
            <text:p>0.0082462113</text:p>
          </table:table-cell>
          <table:table-cell table:formula="of:=[.G19]-[.G7]" office:value-type="float" office:value="2.182">
            <text:p>2.182</text:p>
          </table:table-cell>
          <table:table-cell table:formula="of:=SQRT([.H19]*[.H19]+[.H7]*[.H7])" office:value-type="float" office:value="0.00921954445729289">
            <text:p>0.0092195445</text:p>
          </table:table-cell>
          <table:table-cell table:number-columns-repeated="2"/>
        </table:table-row>
        <table:table-row table:style-name="ro4">
          <table:table-cell office:value-type="float" office:value="208.1218">
            <text:p>208.1218</text:p>
          </table:table-cell>
          <table:table-cell office:value-type="float" office:value="39.684">
            <text:p>39.684</text:p>
          </table:table-cell>
          <table:table-cell table:formula="of:=[.C20]-[.C8]" office:value-type="float" office:value="3.148">
            <text:p>3.148</text:p>
          </table:table-cell>
          <table:table-cell table:formula="of:=SQRT([.D20]*[.D20]+[.D8]*[.D8])" office:value-type="float" office:value="0.141283403130021">
            <text:p>0.1412834031</text:p>
          </table:table-cell>
          <table:table-cell table:formula="of:=[.E20]-[.E8]" office:value-type="float" office:value="2.373">
            <text:p>2.373</text:p>
          </table:table-cell>
          <table:table-cell table:formula="of:=SQRT([.F20]*[.F20]+[.F8]*[.F8])" office:value-type="float" office:value="0.0468721665810319">
            <text:p>0.0468721666</text:p>
          </table:table-cell>
          <table:table-cell table:formula="of:=[.G20]-[.G8]" office:value-type="float" office:value="2.179">
            <text:p>2.179</text:p>
          </table:table-cell>
          <table:table-cell table:formula="of:=SQRT([.H20]*[.H20]+[.H8]*[.H8])" office:value-type="float" office:value="0.051478150704935">
            <text:p>0.0514781507</text:p>
          </table:table-cell>
          <table:table-cell table:number-columns-repeated="2"/>
        </table:table-row>
        <table:table-row table:style-name="ro4">
          <table:table-cell office:value-type="float" office:value="208.1231">
            <text:p>208.1231</text:p>
          </table:table-cell>
          <table:table-cell office:value-type="float" office:value="39.69022">
            <text:p>39.69022</text:p>
          </table:table-cell>
          <table:table-cell table:formula="of:=[.C21]-[.C9]" office:value-type="float" office:value="3.065">
            <text:p>3.065</text:p>
          </table:table-cell>
          <table:table-cell table:formula="of:=SQRT([.D21]*[.D21]+[.D9]*[.D9])" office:value-type="float" office:value="0.0544518135602479">
            <text:p>0.0544518136</text:p>
          </table:table-cell>
          <table:table-cell table:formula="of:=[.E21]-[.E9]" office:value-type="float" office:value="2.362">
            <text:p>2.362</text:p>
          </table:table-cell>
          <table:table-cell table:formula="of:=SQRT([.F21]*[.F21]+[.F9]*[.F9])" office:value-type="float" office:value="0.0203960780543711">
            <text:p>0.0203960781</text:p>
          </table:table-cell>
          <table:table-cell table:formula="of:=[.G21]-[.G9]" office:value-type="float" office:value="2.224">
            <text:p>2.224</text:p>
          </table:table-cell>
          <table:table-cell table:formula="of:=SQRT([.H21]*[.H21]+[.H9]*[.H9])" office:value-type="float" office:value="0.0233452350598575">
            <text:p>0.0233452351</text:p>
          </table:table-cell>
          <table:table-cell table:number-columns-repeated="2"/>
        </table:table-row>
        <table:table-row table:style-name="ro4">
          <table:table-cell office:value-type="float" office:value="208.1235">
            <text:p>208.1235</text:p>
          </table:table-cell>
          <table:table-cell office:value-type="float" office:value="39.66582">
            <text:p>39.66582</text:p>
          </table:table-cell>
          <table:table-cell table:formula="of:=[.C22]-[.C10]" office:value-type="float" office:value="3.026">
            <text:p>3.026</text:p>
          </table:table-cell>
          <table:table-cell table:formula="of:=SQRT([.D22]*[.D22]+[.D10]*[.D10])" office:value-type="float" office:value="0.0121655250605964">
            <text:p>0.0121655251</text:p>
          </table:table-cell>
          <table:table-cell table:formula="of:=[.E22]-[.E10]" office:value-type="float" office:value="2.358">
            <text:p>2.358</text:p>
          </table:table-cell>
          <table:table-cell table:formula="of:=SQRT([.F22]*[.F22]+[.F10]*[.F10])" office:value-type="float" office:value="0.00509901951359279">
            <text:p>0.0050990195</text:p>
          </table:table-cell>
          <table:table-cell table:formula="of:=[.G22]-[.G10]" office:value-type="float" office:value="2.241">
            <text:p>2.241</text:p>
          </table:table-cell>
          <table:table-cell table:formula="of:=SQRT([.H22]*[.H22]+[.H10]*[.H10])" office:value-type="float" office:value="0.00509901951359279">
            <text:p>0.0050990195</text:p>
          </table:table-cell>
          <table:table-cell table:number-columns-repeated="2"/>
        </table:table-row>
        <table:table-row table:style-name="ro4">
          <table:table-cell office:value-type="float" office:value="208.1637">
            <text:p>208.1637</text:p>
          </table:table-cell>
          <table:table-cell office:value-type="float" office:value="39.72835">
            <text:p>39.72835</text:p>
          </table:table-cell>
          <table:table-cell table:formula="of:=[.C23]-[.C11]" office:value-type="float" office:value="2.939">
            <text:p>2.939</text:p>
          </table:table-cell>
          <table:table-cell table:formula="of:=SQRT([.D23]*[.D23]+[.D11]*[.D11])" office:value-type="float" office:value="0.0844807670419723">
            <text:p>0.084480767</text:p>
          </table:table-cell>
          <table:table-cell table:formula="of:=[.E23]-[.E11]" office:value-type="float" office:value="2.337">
            <text:p>2.337</text:p>
          </table:table-cell>
          <table:table-cell table:formula="of:=SQRT([.F23]*[.F23]+[.F11]*[.F11])" office:value-type="float" office:value="0.0315753068076939">
            <text:p>0.0315753068</text:p>
          </table:table-cell>
          <table:table-cell table:formula="of:=[.G23]-[.G11]" office:value-type="float" office:value="2.166">
            <text:p>2.166</text:p>
          </table:table-cell>
          <table:table-cell table:formula="of:=SQRT([.H23]*[.H23]+[.H11]*[.H11])" office:value-type="float" office:value="0.0355105618091294">
            <text:p>0.0355105618</text:p>
          </table:table-cell>
          <table:table-cell table:number-columns-repeated="2"/>
        </table:table-row>
        <table:table-row table:style-name="ro4">
          <table:table-cell table:number-columns-repeated="2"/>
          <table:table-cell table:formula="of:=AVERAGE([.C26:.C35])" office:value-type="float" office:value="3.1172">
            <text:p>3.1172</text:p>
          </table:table-cell>
          <table:table-cell table:formula="of:=SQRT(SUMSQ([.D26:.D35]))/13" office:value-type="float" office:value="0.0145164668790614">
            <text:p>0.0145164669</text:p>
          </table:table-cell>
          <table:table-cell table:formula="of:=AVERAGE([.E26:.E35])" office:value-type="float" office:value="2.3967">
            <text:p>2.3967</text:p>
          </table:table-cell>
          <table:table-cell table:formula="of:=SQRT(SUMSQ([.F26:.F35]))/13" office:value-type="float" office:value="0.00515671561910596">
            <text:p>0.0051567156</text:p>
          </table:table-cell>
          <table:table-cell table:formula="of:=AVERAGE([.G26:.G35])" office:value-type="float" office:value="2.2263">
            <text:p>2.2263</text:p>
          </table:table-cell>
          <table:table-cell table:formula="of:=SQRT(SUMSQ([.H26:.H35]))/13" office:value-type="float" office:value="0.00575999260354555">
            <text:p>0.0057599926</text:p>
          </table:table-cell>
          <table:table-cell table:number-columns-repeated="2"/>
        </table:table-row>
        <table:table-row table:style-name="ro4">
          <table:table-cell table:number-columns-repeated="10"/>
        </table:table-row>
        <table:table-row table:style-name="ro2">
          <table:table-cell office:value-type="string">
            <text:p>From phot</text:p>
          </table:table-cell>
          <table:table-cell/>
          <table:table-cell office:value-type="float" office:value="21.605">
            <text:p>21.605</text:p>
          </table:table-cell>
          <table:table-cell office:value-type="float" office:value="0.082">
            <text:p>0.082</text:p>
          </table:table-cell>
          <table:table-cell office:value-type="float" office:value="20.468">
            <text:p>20.468</text:p>
          </table:table-cell>
          <table:table-cell office:value-type="float" office:value="0.063">
            <text:p>0.063</text:p>
          </table:table-cell>
          <table:table-cell office:value-type="float" office:value="19.389">
            <text:p>19.389</text:p>
          </table:table-cell>
          <table:table-cell office:value-type="float" office:value="0.035">
            <text:p>0.035</text:p>
          </table:table-cell>
          <table:table-cell table:number-columns-repeated="2"/>
        </table:table-row>
        <table:table-row table:style-name="ro4">
          <table:table-cell office:value-type="string">
            <text:p>Subtract difference</text:p>
          </table:table-cell>
          <table:table-cell/>
          <table:table-cell table:formula="of:=[.C38]-[.C36]" office:value-type="float" office:value="18.4878">
            <text:p>18.4878</text:p>
          </table:table-cell>
          <table:table-cell table:formula="of:=SQRT([.D36]*[.D36]+[.D38]*[.D38])" office:value-type="float" office:value="0.0832750131230905">
            <text:p>0.0832750131</text:p>
          </table:table-cell>
          <table:table-cell table:formula="of:=[.E38]-[.E36]" office:value-type="float" office:value="18.0713">
            <text:p>18.0713</text:p>
          </table:table-cell>
          <table:table-cell table:formula="of:=SQRT([.F36]*[.F36]+[.F38]*[.F38])" office:value-type="float" office:value="0.0632106930509098">
            <text:p>0.0632106931</text:p>
          </table:table-cell>
          <table:table-cell table:formula="of:=[.G38]-[.G36]" office:value-type="float" office:value="17.1627">
            <text:p>17.1627</text:p>
          </table:table-cell>
          <table:table-cell table:formula="of:=SQRT([.H36]*[.H36]+[.H38]*[.H38])" office:value-type="float" office:value="0.0354707980568932">
            <text:p>0.0354707981</text:p>
          </table:table-cell>
          <table:table-cell table:number-columns-repeated="2"/>
        </table:table-row>
        <table:table-row table:style-name="ro4">
          <table:table-cell office:value-type="string">
            <text:p>Subtract extinction</text:p>
          </table:table-cell>
          <table:table-cell/>
          <table:table-cell table:style-name="ce1" table:formula="of:=[.C39]-0.051" office:value-type="float" office:value="18.4368">
            <text:p>18.437</text:p>
          </table:table-cell>
          <table:table-cell table:style-name="ce1" table:formula="of:=[.D39]" office:value-type="float" office:value="0.0832750131230905">
            <text:p>0.083</text:p>
          </table:table-cell>
          <table:table-cell table:style-name="ce1" table:formula="of:=[.E39]-0.051" office:value-type="float" office:value="18.0203">
            <text:p>18.020</text:p>
          </table:table-cell>
          <table:table-cell table:style-name="ce1" table:formula="of:=[.F39]" office:value-type="float" office:value="0.0632106930509098">
            <text:p>0.063</text:p>
          </table:table-cell>
          <table:table-cell table:style-name="ce1" table:formula="of:=[.G39]-0.051" office:value-type="float" office:value="17.1117">
            <text:p>17.112</text:p>
          </table:table-cell>
          <table:table-cell table:style-name="ce1" table:formula="of:=[.H39]" office:value-type="float" office:value="0.0354707980568932">
            <text:p>0.035</text:p>
          </table:table-cell>
          <table:table-cell table:style-name="ce1" table:number-columns-repeated="2"/>
        </table:table-row>
        <table:table-row table:style-name="ro4" table:number-rows-repeated="1048529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:Sheet1.B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Hofmann</meta:initial-creator>
    <meta:creation-date>2016-01-28T15:34:37</meta:creation-date>
    <dc:date>2016-04-05T17:44:03</dc:date>
    <dc:creator>Ryan Hofmann</dc:creator>
    <meta:editing-duration>P0D</meta:editing-duration>
    <meta:editing-cycles>5</meta:editing-cycles>
    <meta:generator>LibreOffice/3.5$Linux_X86_64 LibreOffice_project/350m1$Build-2</meta:generator>
    <meta:document-statistic meta:table-count="3" meta:cell-count="277" meta:object-count="0"/>
  </office:meta>
</office:document-meta>
</file>